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Rezultati" style:family="table">
      <style:table-properties style:width="6.6903in" fo:margin-left="0.0035in" table:align="left" style:shadow="none"/>
    </style:style>
    <style:style style:name="Rezultati.A" style:family="table-column">
      <style:table-column-properties style:column-width="1.0604in"/>
    </style:style>
    <style:style style:name="Rezultati.B" style:family="table-column">
      <style:table-column-properties style:column-width="1.7646in"/>
    </style:style>
    <style:style style:name="Rezultati.C" style:family="table-column">
      <style:table-column-properties style:column-width="1.7993in"/>
    </style:style>
    <style:style style:name="Rezultati.D" style:family="table-column">
      <style:table-column-properties style:column-width="2.066in"/>
    </style:style>
    <style:style style:name="Rezultati.A1" style:family="table-cell">
      <style:table-cell-properties fo:padding="0.0382in" fo:border-left="0.05pt solid #000000" fo:border-right="none" fo:border-top="0.05pt solid #000000" fo:border-bottom="0.05pt solid #000000"/>
    </style:style>
    <style:style style:name="Rezultati.D1" style:family="table-cell">
      <style:table-cell-properties fo:padding="0.0382in" fo:border="0.05pt solid #000000"/>
    </style:style>
    <style:style style:name="Rezultati.A2" style:family="table-cell">
      <style:table-cell-properties fo:padding="0.0382in" fo:border-left="0.05pt solid #000000" fo:border-right="none" fo:border-top="none" fo:border-bottom="0.05pt solid #000000"/>
    </style:style>
    <style:style style:name="Rezultati.D2" style:family="table-cell">
      <style:table-cell-properties fo:padding="0.0382in" fo:border-left="0.05pt solid #000000" fo:border-right="0.05pt solid #000000" fo:border-top="none" fo:border-bottom="0.05pt solid #000000"/>
    </style:style>
    <style:style style:name="Rezultati.C2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fo:language="hr" fo:country="HR" officeooo:rsid="000f9a3c" officeooo:paragraph-rsid="000f9a3c"/>
    </style:style>
    <style:style style:name="P2" style:family="paragraph" style:parent-style-name="Standard">
      <style:paragraph-properties fo:text-align="end" style:justify-single-word="false"/>
      <style:text-properties fo:language="hr" fo:country="HR" officeooo:rsid="000f9a3c" officeooo:paragraph-rsid="000f9a3c"/>
    </style:style>
    <style:style style:name="P3" style:family="paragraph" style:parent-style-name="Standard">
      <style:text-properties fo:language="hr" fo:country="HR" officeooo:rsid="0013f1df" officeooo:paragraph-rsid="0013f1df"/>
    </style:style>
    <style:style style:name="P4" style:family="paragraph" style:parent-style-name="Standard">
      <style:text-properties fo:language="hr" fo:country="HR" officeooo:rsid="0014ecd3" officeooo:paragraph-rsid="0014ecd3"/>
    </style:style>
    <style:style style:name="P5" style:family="paragraph" style:parent-style-name="Standard">
      <style:text-properties fo:language="hr" fo:country="HR" officeooo:rsid="00083814" officeooo:paragraph-rsid="00108c12"/>
    </style:style>
    <style:style style:name="P6" style:family="paragraph" style:parent-style-name="Standard">
      <style:text-properties fo:language="hr" fo:country="HR" officeooo:rsid="00092485" officeooo:paragraph-rsid="00108c12"/>
    </style:style>
    <style:style style:name="P7" style:family="paragraph" style:parent-style-name="Standard">
      <style:text-properties fo:language="hr" fo:country="HR" officeooo:rsid="0009a528" officeooo:paragraph-rsid="00108c12"/>
    </style:style>
    <style:style style:name="P8" style:family="paragraph" style:parent-style-name="Standard">
      <style:text-properties fo:language="hr" fo:country="HR" officeooo:rsid="0009a528" officeooo:paragraph-rsid="0011f8bf"/>
    </style:style>
    <style:style style:name="P9" style:family="paragraph" style:parent-style-name="Standard">
      <style:text-properties fo:language="hr" fo:country="HR" officeooo:rsid="000b4fb5" officeooo:paragraph-rsid="0011f8bf"/>
    </style:style>
    <style:style style:name="P10" style:family="paragraph" style:parent-style-name="Standard">
      <style:text-properties fo:language="hr" fo:country="HR" officeooo:rsid="0011f8bf" officeooo:paragraph-rsid="0011f8bf"/>
    </style:style>
    <style:style style:name="P11" style:family="paragraph" style:parent-style-name="Standard">
      <style:text-properties fo:language="hr" fo:country="HR" officeooo:rsid="000d0363" officeooo:paragraph-rsid="0011f8bf"/>
    </style:style>
    <style:style style:name="P12" style:family="paragraph" style:parent-style-name="Standard">
      <style:text-properties fo:language="hr" fo:country="HR" officeooo:rsid="000e4720" officeooo:paragraph-rsid="0011f8bf"/>
    </style:style>
    <style:style style:name="P13" style:family="paragraph" style:parent-style-name="Standard">
      <style:text-properties fo:language="hr" fo:country="HR" officeooo:rsid="001601a7" officeooo:paragraph-rsid="001601a7"/>
    </style:style>
    <style:style style:name="P14" style:family="paragraph" style:parent-style-name="Standard">
      <style:text-properties fo:language="hr" fo:country="HR" officeooo:rsid="00160db4" officeooo:paragraph-rsid="00160db4"/>
    </style:style>
    <style:style style:name="P15" style:family="paragraph" style:parent-style-name="Standard">
      <style:text-properties fo:language="hr" fo:country="HR" officeooo:rsid="001695df" officeooo:paragraph-rsid="001695df"/>
    </style:style>
    <style:style style:name="P16" style:family="paragraph" style:parent-style-name="Standard">
      <style:text-properties fo:language="hr" fo:country="HR" officeooo:rsid="00172f2f" officeooo:paragraph-rsid="00172f2f"/>
    </style:style>
    <style:style style:name="P17" style:family="paragraph" style:parent-style-name="Standard">
      <style:text-properties fo:language="hr" fo:country="HR" officeooo:rsid="00185128" officeooo:paragraph-rsid="00185128"/>
    </style:style>
    <style:style style:name="P18" style:family="paragraph" style:parent-style-name="Standard">
      <style:text-properties fo:language="hr" fo:country="HR" officeooo:rsid="0018bccc" officeooo:paragraph-rsid="0018bccc"/>
    </style:style>
    <style:style style:name="P19" style:family="paragraph" style:parent-style-name="Standard">
      <style:text-properties fo:language="hr" fo:country="HR" officeooo:rsid="001c7eed" officeooo:paragraph-rsid="001c7eed"/>
    </style:style>
    <style:style style:name="P20" style:family="paragraph" style:parent-style-name="Standard">
      <style:text-properties style:font-name="Liberation Mono" fo:font-size="11pt" fo:language="hr" fo:country="HR" officeooo:rsid="0018efee" officeooo:paragraph-rsid="0018efee" style:font-size-asian="11pt" style:font-size-complex="11pt"/>
    </style:style>
    <style:style style:name="P21" style:family="paragraph" style:parent-style-name="Standard">
      <style:text-properties style:font-name="Liberation Mono" fo:font-size="11pt" fo:language="hr" fo:country="HR" officeooo:rsid="0018efee" officeooo:paragraph-rsid="0019265c" style:font-size-asian="11pt" style:font-size-complex="11pt"/>
    </style:style>
    <style:style style:name="P22" style:family="paragraph" style:parent-style-name="Standard">
      <style:text-properties style:font-name="Liberation Mono" fo:font-size="11pt" fo:language="hr" fo:country="HR" officeooo:rsid="0019265c" officeooo:paragraph-rsid="0019265c" style:font-size-asian="11pt" style:font-size-complex="11pt"/>
    </style:style>
    <style:style style:name="P23" style:family="paragraph" style:parent-style-name="Standard">
      <style:text-properties style:font-name="Liberation Mono" fo:font-size="11pt" officeooo:paragraph-rsid="0019265c" style:font-size-asian="11pt" style:font-size-complex="11pt"/>
    </style:style>
    <style:style style:name="P24" style:family="paragraph" style:parent-style-name="Heading">
      <style:text-properties fo:language="hr" fo:country="HR" fo:font-weight="bold" style:font-weight-asian="bold" style:font-weight-complex="bold"/>
    </style:style>
    <style:style style:name="P25" style:family="paragraph" style:parent-style-name="Heading">
      <style:text-properties fo:language="hr" fo:country="HR" style:text-underline-style="none" fo:font-weight="bold" style:font-weight-asian="bold" style:font-weight-complex="bold"/>
    </style:style>
    <style:style style:name="P26" style:family="paragraph" style:parent-style-name="Heading">
      <style:paragraph-properties fo:break-before="page"/>
      <style:text-properties fo:language="hr" fo:country="HR" fo:font-weight="bold" style:font-weight-asian="bold" style:font-weight-complex="bold"/>
    </style:style>
    <style:style style:name="P27" style:family="paragraph" style:parent-style-name="Heading">
      <style:paragraph-properties fo:break-before="page"/>
      <style:text-properties fo:language="hr" fo:country="HR" fo:font-weight="bold" officeooo:paragraph-rsid="0019265c" style:font-weight-asian="bold" style:font-weight-complex="bold"/>
    </style:style>
    <style:style style:name="P28" style:family="paragraph" style:parent-style-name="Text_20_body">
      <style:text-properties fo:language="hr" fo:country="HR" officeooo:rsid="001eb169" officeooo:paragraph-rsid="001eb169"/>
    </style:style>
    <style:style style:name="P29" style:family="paragraph" style:parent-style-name="Table_20_Contents">
      <style:text-properties fo:language="hr" fo:country="HR" officeooo:rsid="00108c12" officeooo:paragraph-rsid="00108c12"/>
    </style:style>
    <style:style style:name="P30" style:family="paragraph" style:parent-style-name="Table_20_Contents">
      <style:text-properties fo:language="hr" fo:country="HR" fo:font-weight="bold" officeooo:rsid="00108c12" officeooo:paragraph-rsid="00108c12" style:font-weight-asian="bold" style:font-weight-complex="bold"/>
    </style:style>
    <style:style style:name="P31" style:family="paragraph" style:parent-style-name="Title">
      <style:text-properties fo:language="hr" fo:country="HR"/>
    </style:style>
    <style:style style:name="T1" style:family="text">
      <style:text-properties officeooo:rsid="000b4fb5"/>
    </style:style>
    <style:style style:name="T2" style:family="text">
      <style:text-properties officeooo:rsid="000d0363"/>
    </style:style>
    <style:style style:name="T3" style:family="text">
      <style:text-properties officeooo:rsid="000e4720"/>
    </style:style>
    <style:style style:name="T4" style:family="text">
      <style:text-properties officeooo:rsid="000e9500"/>
    </style:style>
    <style:style style:name="T5" style:family="text">
      <style:text-properties officeooo:rsid="000f55ea"/>
    </style:style>
    <style:style style:name="T6" style:family="text">
      <style:text-properties officeooo:rsid="0011f8bf"/>
    </style:style>
    <style:style style:name="T7" style:family="text">
      <style:text-properties officeooo:rsid="001546f4"/>
    </style:style>
    <style:style style:name="T8" style:family="text">
      <style:text-properties fo:language="hr" fo:country="HR" officeooo:rsid="0018efee"/>
    </style:style>
    <style:style style:name="T9" style:family="text">
      <style:text-properties fo:language="hr" fo:country="HR" officeooo:rsid="0019265c"/>
    </style:style>
    <style:style style:name="T10" style:family="text">
      <style:text-properties officeooo:rsid="0019265c"/>
    </style:style>
    <style:style style:name="T11" style:family="text">
      <style:text-properties officeooo:rsid="0020a4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kola Bukovac, 0036470630</text:p>
      <text:p text:style-name="P1"/>
      <text:p text:style-name="P31">Izvještaj za projekt iz Heurističkih metoda optimizacija</text:p>
      <text:p text:style-name="P1"/>
      <text:p text:style-name="P25">Opis problema</text:p>
      <text:p text:style-name="P3"/>
      <text:p text:style-name="P4">Za rješavanje zadanog problema potrebno je odrediti iz skupa mogućih autobusnih stanica, one koje će biti uključene u prometnu mrežu, za svakog učenika odrediti na kojoj će od stanica, koje su mu unutar radijusa kretanja, čekati autobus, pritom pazeći da broj učenika na toj stanici ne prelazi kapacitet autobusa s obzirom da samo jedan autobus dolazi na svaku stanicu te odrediti autobusne linije <text:span text:style-name="T7">pritom minimizirajući ukupnu udaljenost koju će autobusi proći. </text:span><text:s text:c="2"/></text:p>
      <text:p text:style-name="P3"/>
      <text:p text:style-name="P24">Opis algoritma</text:p>
      <text:p text:style-name="P3"/>
      <text:p text:style-name="P13">Zadani problem je riješen pomoću eliminacijskog genetskog algoritma koji raspoređuje učenike po stanicama uz minimiziranje funkcije cilja u kojoj se pohlepnim algoritmom stvaraju autobusne linije na način da se prvo kreće od stanice najudaljenije od škole te se približavajući školi staje uz stanice čija je udaljenost od zadnje posjećene do trenutne manje nego što je udaljenost od zadnje posjećene i škole, uz dovoljno mjesta za smjestiti sve učenike sa stanice. </text:p>
      <text:p text:style-name="P13"/>
      <text:p text:style-name="P14">Prikaz rješenja, iako je modeliran sa složenim objektima moguće da je protumačiti kao polje cijelih brojeva gdje indeks polja predstavlja Id pojedinog učenika, a vrijednost polja stanicu na kojoj čeka autobus.</text:p>
      <text:p text:style-name="P14"/>
      <text:p text:style-name="P14">Funkcija cilja <text:span text:style-name="T11">zbroj udaljenosti koje prolaze autobusi na svom putu od škole po svojoj ruti te nazad prema školi. </text:span></text:p>
      <text:p text:style-name="P14"/>
      <text:p text:style-name="P14">Početno rješenje se dobiva tako što se svakom učeniku iz skupa stanica do koje može doći se odrediti da dođe na stanicu koja je što bliže školi na kojoj još uvijek ima mjesta. Korištenje genetskog algoritma s populacijom 30 uvjetuje da se kreira 30 početnih rješenja i od tih se uzima ono s najmanjom vrijednosti funkcije cilja.</text:p>
      <text:p text:style-name="P14"/>
      <text:p text:style-name="P15">Kriterij zaustavljanja algoritma je limit iteracija, koji je postavljen na vrijednost od 40 000 iteracija, u svakoj iteraciji se obavi jedna evaluacija funkcije cilja.</text:p>
      <text:p text:style-name="P15"/>
      <text:p text:style-name="P16">Genetski algoritam ima nekoliko specifičnosti koje utječu na izvršavanje algoritma, a to su sama vrsta algoritma, operatori križanja, selekcije i mutacije te parametri koji određuju vjerojatnost mutacije, veličina populacije te ostali.</text:p>
      <text:p text:style-name="P16">Vrsta korištenog genetskog algoritma je eliminacijski genetski algoritam čime se automatski dobivaju još jedna dodatna heuristika elitizma, čime se osigurava da najbolje rješenje uvijek ostaje u populaciji. </text:p>
      <text:p text:style-name="P17">Za operator selekcije je korištena k-turnirska selekcija uz postavljanje parametra k na 9. Ova selekcija slučajno odabire 9 jedinki te potom iz populacije briše najlošiju te vraća dvije najbolje.</text:p>
      <text:p text:style-name="P17"><text:soft-page-break/>Za operator križanja je napravljeno križanje koje uspoređuje učenike iz selektiranih jedinki te ukoliko je moguće nastalom dijetetu pridijeljuje stanicu koja je bliža školi.</text:p>
      <text:p text:style-name="P17">Za operator mutacije je napravljena mutacija koja ukoliko je zadovoljena vjerojatnost mutacije svakom učeniku slučajno određuje jednu od stanica do koje može doći.</text:p>
      <text:p text:style-name="P17">Vjerojatnost mutacije je postavljena na 0.01.</text:p>
      <text:p text:style-name="P3"/>
      <text:p text:style-name="P24"/>
      <text:p text:style-name="P26">Pseudokod algoritma </text:p>
      <text:p text:style-name="P3"/>
      <text:p text:style-name="P20">Glavni program:</text:p>
      <text:p text:style-name="P20"><text:tab/>parsiraj_ulaznu_datoteku();</text:p>
      <text:p text:style-name="P20"><text:tab/>pokreni_genetski_algoritam();</text:p>
      <text:p text:style-name="P20"><text:tab/>kreiraj_izlaznu_datoteku();</text:p>
      <text:p text:style-name="P20"/>
      <text:p text:style-name="P20">pokreni_genetski_algoritam():</text:p>
      <text:p text:style-name="P20"><text:tab/><text:span text:style-name="T10">populacija = </text:span>kreiraj_početnu_populaciju(<text:span text:style-name="T10">veličina_populacije</text:span>);</text:p>
      <text:p text:style-name="P20"/>
      <text:p text:style-name="P20"><text:tab/>dok iteracija != limitIteracija:</text:p>
      <text:p text:style-name="P20"><text:tab/><text:tab/>selektirani = napravi_k-turnir_selekciju(<text:span text:style-name="T10">populacija</text:span>);</text:p>
      <text:p text:style-name="P20"><text:tab/><text:tab/>dijete = križaj_selektirane(selektirani);</text:p>
      <text:p text:style-name="P20"><text:tab/><text:tab/>dijete = mutiraj(dijete);</text:p>
      <text:p text:style-name="P20"/>
      <text:p text:style-name="P20"><text:tab/><text:tab/>best = pronađi_najbolju_jedinku_populacije();</text:p>
      <text:p text:style-name="P20"><text:tab/><text:tab/></text:p>
      <text:p text:style-name="P20"><text:tab/><text:span text:style-name="T10">vrati best;</text:span></text:p>
      <text:p text:style-name="P20"/>
      <text:p text:style-name="P22">kreiraj_početnu_populaciju(veličina_populacije):</text:p>
      <text:p text:style-name="P22"><text:tab/>populacija = [];</text:p>
      <text:p text:style-name="P22"><text:tab/></text:p>
      <text:p text:style-name="P22"><text:tab/>dok populacija.size() &lt; veličina_populacije:</text:p>
      <text:p text:style-name="P22"><text:tab/><text:tab/>jedinka;</text:p>
      <text:p text:style-name="P22"/>
      <text:p text:style-name="P22"><text:tab/><text:tab/>za svakog učenika jedinke:</text:p>
      <text:p text:style-name="P22"><text:tab/><text:tab/><text:tab/>dodijeli_stanicu();</text:p>
      <text:p text:style-name="P22"/>
      <text:p text:style-name="P22"><text:tab/><text:tab/>populacija.dodaj(jedinka);</text:p>
      <text:p text:style-name="P22"><text:tab/></text:p>
      <text:p text:style-name="P22"><text:tab/>vrati populacija;</text:p>
      <text:p text:style-name="P22"/>
      <text:p text:style-name="P22"/>
      <text:p text:style-name="P21">napravi_k-turnir_selekciju(<text:span text:style-name="T10">populacija</text:span>):</text:p>
      <text:p text:style-name="P21"><text:tab/><text:span text:style-name="T10">turnir = izaberi_slučajno_k_iz_populacije(populacija);</text:span></text:p>
      <text:p text:style-name="P21"><text:tab/><text:span text:style-name="T10">izbaci_najlošijeg_u_turnira_iz_populacije(populacija, turnir);</text:span></text:p>
      <text:p text:style-name="P21"/>
      <text:p text:style-name="P21"><text:tab/><text:span text:style-name="T10">vrati dva_najbolja_u_turniru(populacija);</text:span></text:p>
      <text:p text:style-name="P21"/>
      <text:p text:style-name="P21">križaj_selektirane(selektirani):</text:p>
      <text:p text:style-name="P21"><text:tab/><text:span text:style-name="T10">dijete;</text:span></text:p>
      <text:p text:style-name="P21"><text:tab/><text:span text:style-name="T10">svakom učeniku iz dijete:</text:span></text:p>
      <text:p text:style-name="P21"><text:tab/><text:tab/><text:span text:style-name="T10">dodijeli_stanicu_najbližu_školi_od_selektiranih();</text:span></text:p>
      <text:p text:style-name="P21"/>
      <text:p text:style-name="P21"><text:tab/><text:span text:style-name="T10">vrati dijete;</text:span></text:p>
      <text:p text:style-name="P21"/>
      <text:p text:style-name="P21">mutiraj(dijete):</text:p>
      <text:p text:style-name="P21"><text:tab/><text:span text:style-name="T10">svakom učeniku iz dijete:</text:span></text:p>
      <text:p text:style-name="P21"><text:tab/><text:tab/><text:span text:style-name="T10">slučajno_odaberi_stanicu();</text:span></text:p>
      <text:p text:style-name="P21"/>
      <text:p text:style-name="P23"><text:span text:style-name="T8"><text:tab/></text:span><text:span text:style-name="T9">vrati dijete;</text:span></text:p>
      <text:p text:style-name="P27">Rezultati</text:p>
      <text:p text:style-name="P1"/>
      <table:table table:name="Rezultati" table:style-name="Rezultati">
        <table:table-column table:style-name="Rezultati.A"/>
        <table:table-column table:style-name="Rezultati.B"/>
        <table:table-column table:style-name="Rezultati.C"/>
        <table:table-column table:style-name="Rezultati.D"/>
        <table:table-row>
          <table:table-cell table:style-name="Rezultati.A1" office:value-type="string">
            <text:p text:style-name="P30">Ime datoteke</text:p>
          </table:table-cell>
          <table:table-cell table:style-name="Rezultati.A1" office:value-type="string">
            <text:p text:style-name="P30">Funkcija cilja</text:p>
          </table:table-cell>
          <table:table-cell table:style-name="Rezultati.A1" office:value-type="string">
            <text:p text:style-name="P30">Funkcija cilja evaluator</text:p>
          </table:table-cell>
          <table:table-cell table:style-name="Rezultati.D1" office:value-type="string">
            <text:p text:style-name="P30">Broj evaluacija</text:p>
          </table:table-cell>
        </table:table-row>
        <table:table-row>
          <table:table-cell table:style-name="Rezultati.A2" office:value-type="string">
            <text:p text:style-name="P29">res-1m-sbr1</text:p>
          </table:table-cell>
          <table:table-cell table:style-name="Rezultati.A2" office:value-type="string">
            <text:p text:style-name="P5">291.802938689273</text:p>
          </table:table-cell>
          <table:table-cell table:style-name="Rezultati.A2" office:value-type="string">
            <text:p text:style-name="P5"><text:span text:style-name="T4">291.80295</text:span></text:p>
          </table:table-cell>
          <table:table-cell table:style-name="Rezultati.D2" office:value-type="string">
            <text:p text:style-name="P5">14623</text:p>
          </table:table-cell>
        </table:table-row>
        <table:table-row>
          <table:table-cell table:style-name="Rezultati.A2" office:value-type="string">
            <text:p text:style-name="P29">res-5m-sbr1</text:p>
          </table:table-cell>
          <table:table-cell table:style-name="Rezultati.A2" office:value-type="string">
            <text:p text:style-name="P5">281.809994368507</text:p>
          </table:table-cell>
          <table:table-cell table:style-name="Rezultati.A2" office:value-type="string">
            <text:p text:style-name="P5"><text:span text:style-name="T4">281.81006</text:span></text:p>
          </table:table-cell>
          <table:table-cell table:style-name="Rezultati.D2" office:value-type="string">
            <text:p text:style-name="P5">40030</text:p>
          </table:table-cell>
        </table:table-row>
        <table:table-row>
          <table:table-cell table:style-name="Rezultati.A2" office:value-type="string">
            <text:p text:style-name="P29">res-ne-sbr1</text:p>
          </table:table-cell>
          <table:table-cell table:style-name="Rezultati.A2" office:value-type="string">
            <text:p text:style-name="P5">281.809994368507</text:p>
          </table:table-cell>
          <table:table-cell table:style-name="Rezultati.A2" office:value-type="string">
            <text:p text:style-name="P5"><text:span text:style-name="T4">281.81006</text:span></text:p>
          </table:table-cell>
          <table:table-cell table:style-name="Rezultati.D2" office:value-type="string">
            <text:p text:style-name="P5">40030</text:p>
          </table:table-cell>
        </table:table-row>
        <table:table-row>
          <table:table-cell table:style-name="Rezultati.A2" office:value-type="string">
            <text:p text:style-name="P29">res-1m-sbr2</text:p>
          </table:table-cell>
          <table:table-cell table:style-name="Rezultati.A2" office:value-type="string">
            <text:p text:style-name="P5">223.277027289522</text:p>
          </table:table-cell>
          <table:table-cell table:style-name="Rezultati.A2" office:value-type="string">
            <text:p text:style-name="P5"><text:span text:style-name="T4">223.27701</text:span></text:p>
          </table:table-cell>
          <table:table-cell table:style-name="Rezultati.D2" office:value-type="string">
            <text:p text:style-name="P5">15045</text:p>
          </table:table-cell>
        </table:table-row>
        <table:table-row>
          <table:table-cell table:style-name="Rezultati.A2" office:value-type="string">
            <text:p text:style-name="P29">res-5m-sbr2</text:p>
          </table:table-cell>
          <table:table-cell table:style-name="Rezultati.A2" office:value-type="string">
            <text:p text:style-name="P5">222.620762087102</text:p>
          </table:table-cell>
          <table:table-cell table:style-name="Rezultati.A2" office:value-type="string">
            <text:p text:style-name="P5"><text:span text:style-name="T4">222.62076</text:span></text:p>
          </table:table-cell>
          <table:table-cell table:style-name="Rezultati.D2" office:value-type="string">
            <text:p text:style-name="P5">40030</text:p>
          </table:table-cell>
        </table:table-row>
        <table:table-row>
          <table:table-cell table:style-name="Rezultati.A2" office:value-type="string">
            <text:p text:style-name="P29">res-ne-sbr2</text:p>
          </table:table-cell>
          <table:table-cell table:style-name="Rezultati.A2" office:value-type="string">
            <text:p text:style-name="P5">222.620762087102</text:p>
          </table:table-cell>
          <table:table-cell table:style-name="Rezultati.A2" office:value-type="string">
            <text:p text:style-name="P5"><text:span text:style-name="T4">222.62076</text:span></text:p>
          </table:table-cell>
          <table:table-cell table:style-name="Rezultati.D2" office:value-type="string">
            <text:p text:style-name="P5">40030</text:p>
          </table:table-cell>
        </table:table-row>
        <table:table-row>
          <table:table-cell table:style-name="Rezultati.A2" office:value-type="string">
            <text:p text:style-name="P29">res-1m-sbr3</text:p>
          </table:table-cell>
          <table:table-cell table:style-name="Rezultati.A2" office:value-type="string">
            <text:p text:style-name="P18">2956.7482934173</text:p>
          </table:table-cell>
          <table:table-cell table:style-name="Rezultati.A2" office:value-type="string">
            <text:p text:style-name="P6"><text:span text:style-name="T4">2956.7483</text:span></text:p>
          </table:table-cell>
          <table:table-cell table:style-name="Rezultati.D2" office:value-type="string">
            <text:p text:style-name="P6">11698</text:p>
          </table:table-cell>
        </table:table-row>
        <table:table-row>
          <table:table-cell table:style-name="Rezultati.A2" office:value-type="string">
            <text:p text:style-name="P29">res-5m-sbr3</text:p>
          </table:table-cell>
          <table:table-cell table:style-name="Rezultati.A2" office:value-type="string">
            <text:p text:style-name="P16">2956.7482934173 </text:p>
          </table:table-cell>
          <table:table-cell table:style-name="Rezultati.A2" office:value-type="string">
            <text:p text:style-name="P6"><text:span text:style-name="T4">2956.7483</text:span></text:p>
          </table:table-cell>
          <table:table-cell table:style-name="Rezultati.D2" office:value-type="string">
            <text:p text:style-name="P6">40030</text:p>
          </table:table-cell>
        </table:table-row>
        <table:table-row>
          <table:table-cell table:style-name="Rezultati.A2" office:value-type="string">
            <text:p text:style-name="P29">res-ne-sbr3</text:p>
          </table:table-cell>
          <table:table-cell table:style-name="Rezultati.A2" office:value-type="string">
            <text:p text:style-name="P16">2956.7482934173 </text:p>
          </table:table-cell>
          <table:table-cell table:style-name="Rezultati.A2" office:value-type="string">
            <text:p text:style-name="P6"><text:span text:style-name="T4">2956.7483</text:span></text:p>
          </table:table-cell>
          <table:table-cell table:style-name="Rezultati.D2" office:value-type="string">
            <text:p text:style-name="P6">40030</text:p>
          </table:table-cell>
        </table:table-row>
        <table:table-row>
          <table:table-cell table:style-name="Rezultati.A2" office:value-type="string">
            <text:p text:style-name="P29">res-1m-sbr4</text:p>
          </table:table-cell>
          <table:table-cell table:style-name="Rezultati.A2" office:value-type="string">
            <text:p text:style-name="P6">2026.38183974616</text:p>
          </table:table-cell>
          <table:table-cell table:style-name="Rezultati.A2" office:value-type="string">
            <text:p text:style-name="P6"><text:span text:style-name="T4">2026.3815</text:span></text:p>
          </table:table-cell>
          <table:table-cell table:style-name="Rezultati.D2" office:value-type="string">
            <text:p text:style-name="P6">12119</text:p>
          </table:table-cell>
        </table:table-row>
        <table:table-row>
          <table:table-cell table:style-name="Rezultati.A2" office:value-type="string">
            <text:p text:style-name="P29">res-5m-sbr4</text:p>
          </table:table-cell>
          <table:table-cell table:style-name="Rezultati.A2" office:value-type="string">
            <text:p text:style-name="P6">2026.38183974616</text:p>
          </table:table-cell>
          <table:table-cell table:style-name="Rezultati.A2" office:value-type="string">
            <text:p text:style-name="P6"><text:span text:style-name="T4">2026.3815</text:span></text:p>
          </table:table-cell>
          <table:table-cell table:style-name="Rezultati.D2" office:value-type="string">
            <text:p text:style-name="P6">40030</text:p>
          </table:table-cell>
        </table:table-row>
        <table:table-row>
          <table:table-cell table:style-name="Rezultati.A2" office:value-type="string">
            <text:p text:style-name="P29">res-ne-sbr4</text:p>
          </table:table-cell>
          <table:table-cell table:style-name="Rezultati.A2" office:value-type="string">
            <text:p text:style-name="P6">2026.38183974616</text:p>
          </table:table-cell>
          <table:table-cell table:style-name="Rezultati.A2" office:value-type="string">
            <text:p text:style-name="P6"><text:span text:style-name="T4">2026.3815</text:span></text:p>
          </table:table-cell>
          <table:table-cell table:style-name="Rezultati.D2" office:value-type="string">
            <text:p text:style-name="P6">40030</text:p>
          </table:table-cell>
        </table:table-row>
        <table:table-row>
          <table:table-cell table:style-name="Rezultati.A2" office:value-type="string">
            <text:p text:style-name="P29">res-1m-sbr5</text:p>
          </table:table-cell>
          <table:table-cell table:style-name="Rezultati.A2" office:value-type="string">
            <text:p text:style-name="P6">2163.96840240511</text:p>
          </table:table-cell>
          <table:table-cell table:style-name="Rezultati.A2" office:value-type="string">
            <text:p text:style-name="P6"><text:span text:style-name="T4">2163.9675</text:span></text:p>
          </table:table-cell>
          <table:table-cell table:style-name="Rezultati.D2" office:value-type="string">
            <text:p text:style-name="P6">11706</text:p>
          </table:table-cell>
        </table:table-row>
        <table:table-row>
          <table:table-cell table:style-name="Rezultati.A2" office:value-type="string">
            <text:p text:style-name="P29">res-5m-sbr5</text:p>
          </table:table-cell>
          <table:table-cell table:style-name="Rezultati.A2" office:value-type="string">
            <text:p text:style-name="P6">2163.96840240511</text:p>
          </table:table-cell>
          <table:table-cell table:style-name="Rezultati.A2" office:value-type="string">
            <text:p text:style-name="P6"><text:span text:style-name="T4">2163.9675</text:span></text:p>
          </table:table-cell>
          <table:table-cell table:style-name="Rezultati.D2" office:value-type="string">
            <text:p text:style-name="P6">40030</text:p>
          </table:table-cell>
        </table:table-row>
        <table:table-row>
          <table:table-cell table:style-name="Rezultati.A2" office:value-type="string">
            <text:p text:style-name="P29">res-ne-sbr5</text:p>
          </table:table-cell>
          <table:table-cell table:style-name="Rezultati.A2" office:value-type="string">
            <text:p text:style-name="P6">2163.96840240511</text:p>
          </table:table-cell>
          <table:table-cell table:style-name="Rezultati.A2" office:value-type="string">
            <text:p text:style-name="P6"><text:span text:style-name="T4">2163.9675</text:span></text:p>
          </table:table-cell>
          <table:table-cell table:style-name="Rezultati.D2" office:value-type="string">
            <text:p text:style-name="P6">40030</text:p>
          </table:table-cell>
        </table:table-row>
        <table:table-row>
          <table:table-cell table:style-name="Rezultati.A2" office:value-type="string">
            <text:p text:style-name="P29">res-1m-sbr6</text:p>
          </table:table-cell>
          <table:table-cell table:style-name="Rezultati.A2" office:value-type="string">
            <text:p text:style-name="P7">1533.96223542136</text:p>
          </table:table-cell>
          <table:table-cell table:style-name="Rezultati.A2" office:value-type="string">
            <text:p text:style-name="P7"><text:span text:style-name="T5">1533.962</text:span></text:p>
          </table:table-cell>
          <table:table-cell table:style-name="Rezultati.D2" office:value-type="string">
            <text:p text:style-name="P7">12117</text:p>
          </table:table-cell>
        </table:table-row>
        <table:table-row>
          <table:table-cell table:style-name="Rezultati.A2" office:value-type="string">
            <text:p text:style-name="P29">res-5m-sbr6</text:p>
          </table:table-cell>
          <table:table-cell table:style-name="Rezultati.A2" office:value-type="string">
            <text:p text:style-name="P7">1533.96223542136</text:p>
          </table:table-cell>
          <table:table-cell table:style-name="Rezultati.A2" office:value-type="string">
            <text:p text:style-name="P7"><text:span text:style-name="T5">1533.962</text:span></text:p>
          </table:table-cell>
          <table:table-cell table:style-name="Rezultati.D2" office:value-type="string">
            <text:p text:style-name="P6">40030</text:p>
          </table:table-cell>
        </table:table-row>
        <table:table-row>
          <table:table-cell table:style-name="Rezultati.A2" office:value-type="string">
            <text:p text:style-name="P29">res-ne-sbr6</text:p>
          </table:table-cell>
          <table:table-cell table:style-name="Rezultati.A2" office:value-type="string">
            <text:p text:style-name="P7">1533.96223542136</text:p>
          </table:table-cell>
          <table:table-cell table:style-name="Rezultati.A2" office:value-type="string">
            <text:p text:style-name="P7"><text:span text:style-name="T5">1533.962</text:span></text:p>
          </table:table-cell>
          <table:table-cell table:style-name="Rezultati.D2" office:value-type="string">
            <text:p text:style-name="P6">40030</text:p>
          </table:table-cell>
        </table:table-row>
        <table:table-row>
          <table:table-cell table:style-name="Rezultati.A2" office:value-type="string">
            <text:p text:style-name="P29">res-1m-sbr<text:span text:style-name="T6">7</text:span></text:p>
          </table:table-cell>
          <table:table-cell table:style-name="Rezultati.A2" office:value-type="string">
            <text:p text:style-name="P8"><text:span text:style-name="T1">1648.50407242761</text:span></text:p>
          </table:table-cell>
          <table:table-cell table:style-name="Rezultati.A2" office:value-type="string">
            <text:p text:style-name="P8"><text:span text:style-name="T1">1648.5044</text:span></text:p>
          </table:table-cell>
          <table:table-cell table:style-name="Rezultati.D2" office:value-type="string">
            <text:p text:style-name="P8"><text:span text:style-name="T1">9859</text:span></text:p>
          </table:table-cell>
        </table:table-row>
        <table:table-row>
          <table:table-cell table:style-name="Rezultati.A2" office:value-type="string">
            <text:p text:style-name="P29">res-5m-sbr<text:span text:style-name="T6">7</text:span></text:p>
          </table:table-cell>
          <table:table-cell table:style-name="Rezultati.A2" office:value-type="string">
            <text:p text:style-name="P9">1643.60961688559</text:p>
          </table:table-cell>
          <table:table-cell table:style-name="Rezultati.A2" office:value-type="string">
            <text:p text:style-name="P9"><text:span text:style-name="T5">1643.6101</text:span></text:p>
          </table:table-cell>
          <table:table-cell table:style-name="Rezultati.D2" office:value-type="string">
            <text:p text:style-name="P10">40030</text:p>
          </table:table-cell>
        </table:table-row>
        <table:table-row>
          <table:table-cell table:style-name="Rezultati.A2" office:value-type="string">
            <text:p text:style-name="P29">res-ne-sbr<text:span text:style-name="T6">7</text:span></text:p>
          </table:table-cell>
          <table:table-cell table:style-name="Rezultati.A2" office:value-type="string">
            <text:p text:style-name="P9">1643.60961688559</text:p>
          </table:table-cell>
          <table:table-cell table:style-name="Rezultati.A2" office:value-type="string">
            <text:p text:style-name="P9"><text:span text:style-name="T5">1643.6101</text:span></text:p>
          </table:table-cell>
          <table:table-cell table:style-name="Rezultati.D2" office:value-type="string">
            <text:p text:style-name="P10">40030</text:p>
          </table:table-cell>
        </table:table-row>
        <table:table-row>
          <table:table-cell table:style-name="Rezultati.A2" office:value-type="string">
            <text:p text:style-name="P29">res-1m-sbr<text:span text:style-name="T6">8</text:span></text:p>
          </table:table-cell>
          <table:table-cell table:style-name="Rezultati.A2" office:value-type="string">
            <text:p text:style-name="P9">1049.93975503535 </text:p>
          </table:table-cell>
          <table:table-cell table:style-name="Rezultati.A2" office:value-type="string">
            <text:p text:style-name="P9"><text:span text:style-name="T5">1049.9398</text:span></text:p>
          </table:table-cell>
          <table:table-cell table:style-name="Rezultati.D2" office:value-type="string">
            <text:p text:style-name="P9">10182</text:p>
          </table:table-cell>
        </table:table-row>
        <table:table-row>
          <table:table-cell table:style-name="Rezultati.A2" office:value-type="string">
            <text:p text:style-name="P29">res-5m-sbr<text:span text:style-name="T6">8</text:span></text:p>
          </table:table-cell>
          <table:table-cell table:style-name="Rezultati.A2" office:value-type="string">
            <text:p text:style-name="P9">1002.48760893394</text:p>
          </table:table-cell>
          <table:table-cell table:style-name="Rezultati.A2" office:value-type="string">
            <text:p text:style-name="P9"><text:span text:style-name="T5">1002.48773</text:span></text:p>
          </table:table-cell>
          <table:table-cell table:style-name="Rezultati.D2" office:value-type="string">
            <text:p text:style-name="P9">40030</text:p>
          </table:table-cell>
        </table:table-row>
        <table:table-row>
          <table:table-cell table:style-name="Rezultati.A2" office:value-type="string">
            <text:p text:style-name="P29">res-ne-sbr<text:span text:style-name="T6">8</text:span></text:p>
          </table:table-cell>
          <table:table-cell table:style-name="Rezultati.A2" office:value-type="string">
            <text:p text:style-name="P9">1002.48760893394</text:p>
          </table:table-cell>
          <table:table-cell table:style-name="Rezultati.C25" office:value-type="string">
            <text:p text:style-name="P9"><text:span text:style-name="T5">1002.48773</text:span></text:p>
          </table:table-cell>
          <table:table-cell table:style-name="Rezultati.D2" office:value-type="string">
            <text:p text:style-name="P9">40030</text:p>
          </table:table-cell>
        </table:table-row>
        <table:table-row>
          <table:table-cell table:style-name="Rezultati.A2" office:value-type="string">
            <text:p text:style-name="P29">res-1m-sbr<text:span text:style-name="T6">9</text:span></text:p>
          </table:table-cell>
          <table:table-cell table:style-name="Rezultati.A2" office:value-type="string">
            <text:p text:style-name="P9"><text:span text:style-name="T2">528.881260286651</text:span></text:p>
          </table:table-cell>
          <table:table-cell table:style-name="Rezultati.A2" office:value-type="string">
            <text:p text:style-name="P9"><text:span text:style-name="T2">528.88135</text:span></text:p>
          </table:table-cell>
          <table:table-cell table:style-name="Rezultati.D2" office:value-type="string">
            <text:p text:style-name="P9"><text:span text:style-name="T2">5486</text:span></text:p>
          </table:table-cell>
        </table:table-row>
        <table:table-row>
          <table:table-cell table:style-name="Rezultati.A2" office:value-type="string">
            <text:p text:style-name="P29">res-5m-sbr<text:span text:style-name="T6">9</text:span></text:p>
          </table:table-cell>
          <table:table-cell table:style-name="Rezultati.A2" office:value-type="string">
            <text:p text:style-name="P11">501.91535426343</text:p>
          </table:table-cell>
          <table:table-cell table:style-name="Rezultati.A2" office:value-type="string">
            <text:p text:style-name="P11"><text:span text:style-name="T5">501.9154</text:span></text:p>
          </table:table-cell>
          <table:table-cell table:style-name="Rezultati.D2" office:value-type="string">
            <text:p text:style-name="P11">32939</text:p>
          </table:table-cell>
        </table:table-row>
        <table:table-row>
          <table:table-cell table:style-name="Rezultati.A2" office:value-type="string">
            <text:p text:style-name="P29">res-ne-sbr<text:span text:style-name="T6">9</text:span></text:p>
          </table:table-cell>
          <table:table-cell table:style-name="Rezultati.A2" office:value-type="string">
            <text:p text:style-name="P11">501.91535426343</text:p>
          </table:table-cell>
          <table:table-cell table:style-name="Rezultati.A2" office:value-type="string">
            <text:p text:style-name="P11"><text:span text:style-name="T5">501.9154</text:span></text:p>
          </table:table-cell>
          <table:table-cell table:style-name="Rezultati.D2" office:value-type="string">
            <text:p text:style-name="P10">40030</text:p>
          </table:table-cell>
        </table:table-row>
        <table:table-row>
          <table:table-cell table:style-name="Rezultati.A2" office:value-type="string">
            <text:p text:style-name="P29">res-1m-sbr<text:span text:style-name="T6">10</text:span></text:p>
          </table:table-cell>
          <table:table-cell table:style-name="Rezultati.A2" office:value-type="string">
            <text:p text:style-name="P11"><text:span text:style-name="T3">304.61799533688</text:span></text:p>
          </table:table-cell>
          <table:table-cell table:style-name="Rezultati.A2" office:value-type="string">
            <text:p text:style-name="P11"><text:span text:style-name="T3">304.61798</text:span></text:p>
          </table:table-cell>
          <table:table-cell table:style-name="Rezultati.D2" office:value-type="string">
            <text:p text:style-name="P11"><text:span text:style-name="T3">6937</text:span></text:p>
          </table:table-cell>
        </table:table-row>
        <table:table-row>
          <table:table-cell table:style-name="Rezultati.A2" office:value-type="string">
            <text:p text:style-name="P29">res-5m-sbr<text:span text:style-name="T6">10</text:span></text:p>
          </table:table-cell>
          <table:table-cell table:style-name="Rezultati.A2" office:value-type="string">
            <text:p text:style-name="P12">292.393629475155</text:p>
          </table:table-cell>
          <table:table-cell table:style-name="Rezultati.A2" office:value-type="string">
            <text:p text:style-name="P12"><text:span text:style-name="T5">292.39362</text:span></text:p>
          </table:table-cell>
          <table:table-cell table:style-name="Rezultati.D2" office:value-type="string">
            <text:p text:style-name="P12">33105</text:p>
          </table:table-cell>
        </table:table-row>
        <table:table-row>
          <table:table-cell table:style-name="Rezultati.A2" office:value-type="string">
            <text:p text:style-name="P29">res-ne-sbr<text:span text:style-name="T6">10</text:span></text:p>
          </table:table-cell>
          <table:table-cell table:style-name="Rezultati.A2" office:value-type="string">
            <text:p text:style-name="P12">289.627656421557</text:p>
          </table:table-cell>
          <table:table-cell table:style-name="Rezultati.A2" office:value-type="string">
            <text:p text:style-name="P12"><text:span text:style-name="T5">289.62762</text:span></text:p>
          </table:table-cell>
          <table:table-cell table:style-name="Rezultati.D2" office:value-type="string">
            <text:p text:style-name="P12">40030</text:p>
          </table:table-cell>
        </table:table-row>
      </table:table>
      <text:p text:style-name="P1"/>
      <text:p text:style-name="P19">Kod većine instanci vrijeme izvođenja algoritma je trajalo manje od 5 minuta, osim kod instanci 9 i 10, a glavni faktor tomu je broj iteracija algoritma koji je bio limitiran na 40 000. Limitiranje na ovaj iteracija je odabrano zato što kod skoro svih instanci se većina poboljšanja optimuma dogodi u prvih 20 000 iteracija pa kasnije rijetko dolazi do promjene, a i promjena koja se dogodi je <text:soft-page-break/>poprilično mala pa bi povećanjem broja iteracija došlo do malog poboljšanja rezultata, ali ne značajnog.</text:p>
      <text:p text:style-name="P19">Veličina populacije utječe na vrijeme izvođenja algoritma pa tako veća populacija povećava vrijeme izvođenja, vjerojatnost mutacije ne utječe na vrijeme izvođenja, ali ima utjecaja na brzinu konvergencije rješenja.</text:p>
      <text:p text:style-name="P26">Zaključak</text:p>
      <text:p text:style-name="P28"/>
      <text:p text:style-name="P28">Implementirani algoritam uspješno pronalazi rješenja koja su vjerodostojna za zadane instance problema, ali moguće da postoje i optimalnija rješenja koja bi bilo moguće pronaći korištenjem drugačijih operatora za mutacije i križanje, ili dodatnim namještavanjem opisanih parametara. Najveća mogućnost poboljšavanja rezultata bi bila kod što boljeg početnog razmještaja učenika na stanice kako bi se što više smanjila razgranatost stanica i što više se približilo školi uz prilagođenije operatore mutacije i križanj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09:13:48.160416191</meta:creation-date>
    <dc:date>2018-01-15T13:07:14.499972058</dc:date>
    <meta:editing-duration>PT1H27M20S</meta:editing-duration>
    <meta:editing-cycles>15</meta:editing-cycles>
    <meta:generator>LibreOffice/5.1.6.2$Linux_X86_64 LibreOffice_project/10m0$Build-2</meta:generator>
    <meta:document-statistic meta:table-count="1" meta:image-count="0" meta:object-count="0" meta:page-count="6" meta:paragraph-count="182" meta:word-count="809" meta:character-count="6474" meta:non-whitespace-character-count="5792"/>
  </office:meta>
</office:document-meta>
</file>